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officeooo:paragraph-rsid="000b61c3"/>
    </style:style>
    <style:style style:name="P3" style:family="paragraph" style:parent-style-name="Standard">
      <style:text-properties officeooo:paragraph-rsid="0017bc76"/>
    </style:style>
    <style:style style:name="P4" style:family="paragraph" style:parent-style-name="Standard">
      <style:text-properties style:text-underline-style="none" fo:font-weight="normal" officeooo:rsid="0017bc76" officeooo:paragraph-rsid="0017bc76" style:font-weight-asian="normal" style:font-weight-complex="normal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1420c6" style:font-weight-asian="normal" style:font-weight-complex="normal"/>
    </style:style>
    <style:style style:name="T3" style:family="text">
      <style:text-properties style:text-underline-style="none" fo:font-weight="normal" officeooo:rsid="0015e992" style:font-weight-asian="normal" style:font-weight-complex="normal"/>
    </style:style>
    <style:style style:name="T4" style:family="text">
      <style:text-properties style:text-underline-style="none" fo:font-weight="normal" officeooo:rsid="0017bc76" style:font-weight-asian="normal" style:font-weight-complex="normal"/>
    </style:style>
    <style:style style:name="T5" style:family="text">
      <style:text-properties style:text-underline-style="none" fo:font-weight="normal" officeooo:rsid="001954d5" style:font-weight-asian="normal" style:font-weight-complex="normal"/>
    </style:style>
    <style:style style:name="T6" style:family="text">
      <style:text-properties officeooo:rsid="00195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3">os hemos reunido</text:span><text:span text:style-name="T4"> </text:span><text:span text:style-name="T3">en equipo </text:span><text:span text:style-name="T4">p</text:span><text:span text:style-name="T5">ara poder ver y arreglar los errores y bugs que estaban sin solucionar todavia. Tras ello nos hemos puesto con la documentacion de la aplicación.</text:span></text:p>
      <text:p text:style-name="P4"><text:s/></text:p>
      <text:p text:style-name="P1">Final del dia</text:p>
      <text:p text:style-name="P1"/>
      <text:p text:style-name="P2"><text:span text:style-name="T1">Al final del dia hemos </text:span><text:span text:style-name="T5">solucionado todos los errores que hemos podido y hemos terminado con la documentacion que nos faltaba, como es la hoja de estilos, el manual de usuario o el diagrama de secuenci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57:43.556469488</dc:date>
    <meta:editing-duration>PT1H16M53S</meta:editing-duration>
    <meta:editing-cycles>14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5" meta:word-count="76" meta:character-count="423" meta:non-whitespace-character-count="350"/>
  </office:meta>
</office:document-meta>
</file>